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color="#0f3b68" fo:font-size="15.8500003814697pt"/>
    </style:style>
    <style:style style:name="P2" style:family="paragraph" style:parent-style-name="Heading_20_4">
      <style:paragraph-properties fo:margin-left="0cm" fo:margin-right="0cm" fo:margin-top="0.931cm" fo:margin-bottom="0.466cm" style:line-height-at-least="0.466cm" fo:orphans="2" fo:widows="2" fo:text-indent="0cm" style:auto-text-indent="false" fo:padding="0cm" fo:border="none"/>
      <style:text-properties fo:font-variant="normal" fo:text-transform="none" fo:color="#0f3b68" style:font-name="arial" fo:font-size="11.8999996185303pt" fo:letter-spacing="normal" fo:font-style="normal"/>
    </style:style>
    <style:style style:name="P3" style:family="paragraph" style:parent-style-name="Preformatted_20_Text">
      <style:paragraph-properties fo:margin-left="0cm" fo:margin-right="0cm" fo:margin-top="0cm" fo:margin-bottom="0cm" fo:line-height="133%" fo:orphans="2" fo:widows="2" fo:text-indent="0cm" style:auto-text-indent="false" fo:padding="0cm" fo:border="none"/>
      <style:text-properties fo:font-variant="normal" fo:text-transform="none" fo:color="#009900" style:font-name="monospace" fo:font-size="7.94999980926514pt" fo:letter-spacing="normal" fo:font-style="normal" fo:font-weight="normal" fo:background-color="#f9f9f9"/>
    </style:style>
    <style:style style:name="P4" style:family="paragraph" style:parent-style-name="Preformatted_20_Text">
      <style:paragraph-properties fo:margin-left="0cm" fo:margin-right="0cm" fo:margin-top="0cm" fo:margin-bottom="0cm" fo:line-height="133%" fo:orphans="2" fo:widows="2" fo:text-indent="0cm" style:auto-text-indent="false" fo:padding="0cm" fo:border="none"/>
      <style:text-properties fo:font-variant="normal" fo:text-transform="none" fo:color="#110000" style:font-name="monospace" fo:font-size="7.94999980926514pt" fo:letter-spacing="normal" fo:font-style="normal" fo:font-weight="normal" fo:background-color="#f9f9f9"/>
    </style:style>
    <style:style style:name="P5" style:family="paragraph" style:parent-style-name="Text_20_body">
      <style:paragraph-properties fo:margin-left="0cm" fo:margin-right="0cm" fo:margin-top="0cm" fo:margin-bottom="0.466cm" style:line-height-at-least="0.466cm" fo:orphans="2" fo:widows="2" fo:text-indent="0cm" style:auto-text-indent="false"/>
      <style:text-properties fo:font-variant="normal" fo:text-transform="none" fo:color="#000000" style:font-name="arial" fo:font-size="9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466cm" style:line-height-at-least="0.466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466cm" fo:text-indent="0cm" style:auto-text-indent="false" fo:padding="0cm" fo:border="none"/>
    </style:style>
    <style:style style:name="P8" style:family="paragraph" style:parent-style-name="Preformatted_20_Text">
      <style:paragraph-properties fo:margin-top="0cm" fo:margin-bottom="0cm" fo:line-height="133%" fo:orphans="2" fo:widows="2" fo:padding="0cm" fo:border="none"/>
      <style:text-properties fo:font-variant="normal" fo:text-transform="none" fo:color="#110000" style:font-name="monospace" fo:font-size="7.94999980926514pt" fo:letter-spacing="normal" fo:font-style="normal" fo:font-weight="normal" fo:background-color="#f9f9f9"/>
    </style:style>
    <style:style style:name="P9" style:family="paragraph" style:parent-style-name="Preformatted_20_Text">
      <style:paragraph-properties fo:margin-top="0cm" fo:margin-bottom="0cm" fo:line-height="133%" fo:orphans="2" fo:widows="2" fo:padding="0cm" fo:border="none"/>
      <style:text-properties fo:font-variant="normal" fo:text-transform="none" fo:color="#110000" fo:letter-spacing="normal" fo:background-color="#f9f9f9"/>
    </style:style>
    <style:style style:name="P10" style:family="paragraph" style:parent-style-name="Preformatted_20_Text">
      <style:paragraph-properties fo:margin-top="0cm" fo:margin-bottom="0cm" fo:line-height="133%" fo:orphans="2" fo:widows="2" fo:padding="0cm" fo:border="none"/>
      <style:text-properties fo:font-variant="normal" fo:text-transform="none" fo:color="#009900" style:font-name="monospace" fo:font-size="7.94999980926514pt" fo:letter-spacing="normal" fo:font-style="normal" fo:font-weight="normal" fo:background-color="#f9f9f9"/>
    </style:style>
    <style:style style:name="P11" style:family="paragraph" style:parent-style-name="Preformatted_20_Text">
      <style:paragraph-properties fo:margin-top="0cm" fo:margin-bottom="0cm" fo:line-height="133%" fo:orphans="2" fo:widows="2" fo:padding="0cm" fo:border="none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 style:list-style-name="L1">
      <style:paragraph-properties style:line-height-at-least="0.466cm" fo:orphans="2" fo:widows="2"/>
      <style:text-properties fo:font-variant="normal" fo:text-transform="none" fo:color="#000000" style:font-name="arial" fo:font-size="9.25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cm" style:line-height-at-least="0.466cm" fo:orphans="2" fo:widows="2"/>
      <style:text-properties fo:font-variant="normal" fo:text-transform="none" fo:color="#000000" style:font-name="arial" fo:font-size="9.25pt" fo:letter-spacing="normal" fo:font-style="normal" fo:font-weight="normal"/>
    </style:style>
    <style:style style:name="P15" style:family="paragraph" style:parent-style-name="Heading_20_4">
      <style:paragraph-properties fo:margin-left="0cm" fo:margin-right="0cm" fo:margin-top="0.931cm" fo:margin-bottom="0.466cm" style:line-height-at-least="0.466cm" fo:orphans="2" fo:widows="2" fo:text-indent="0cm" style:auto-text-indent="false" fo:padding="0cm" fo:border="none"/>
      <style:text-properties fo:font-variant="normal" fo:text-transform="none" fo:color="#0f3b68" style:font-name="arial" fo:font-size="11.8999996185303pt" fo:letter-spacing="normal" fo:font-style="normal"/>
    </style:style>
    <style:style style:name="P16" style:family="paragraph" style:parent-style-name="Heading_20_4">
      <style:paragraph-properties fo:margin-left="0cm" fo:margin-right="0cm" fo:margin-top="0.931cm" fo:margin-bottom="0.466cm" style:line-height-at-least="0.466cm" fo:orphans="2" fo:widows="2" fo:text-indent="0cm" style:auto-text-indent="false" fo:break-before="page" fo:padding="0cm" fo:border="none"/>
      <style:text-properties fo:font-variant="normal" fo:text-transform="none" fo:color="#0f3b68" style:font-name="arial" fo:font-size="11.8999996185303pt" fo:letter-spacing="normal" fo:font-style="normal"/>
    </style:style>
    <style:style style:name="P17" style:family="paragraph" style:parent-style-name="Preformatted_20_Text">
      <style:paragraph-properties fo:margin-top="0cm" fo:margin-bottom="0cm" fo:line-height="133%" fo:orphans="2" fo:widows="2" fo:padding="0cm" fo:border="none"/>
      <style:text-properties fo:font-variant="normal" fo:text-transform="none" fo:color="#009900" style:font-name="monospace" fo:font-size="7.94999980926514pt" fo:letter-spacing="normal" fo:font-style="normal" fo:font-weight="normal" fo:background-color="#f9f9f9"/>
    </style:style>
    <style:style style:name="T1" style:family="text">
      <style:text-properties fo:color="#000000" fo:font-weight="bold"/>
    </style:style>
    <style:style style:name="T2" style:family="text">
      <style:text-properties fo:color="#000000" style:font-name="monospace" fo:font-size="7.94999980926514pt" fo:font-style="normal" fo:font-weight="bold"/>
    </style:style>
    <style:style style:name="T3" style:family="text">
      <style:text-properties fo:font-variant="normal" fo:text-transform="none" fo:color="#000000" style:font-name="arial" fo:font-size="9.25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8.60000038146973pt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8.60000038146973pt" fo:letter-spacing="normal" fo:font-style="normal" fo:font-weight="normal" fo:background-color="#e6e6fc"/>
    </style:style>
    <style:style style:name="T6" style:family="text">
      <style:text-properties fo:font-variant="normal" fo:text-transform="none" fo:color="#0f3b68" style:font-name="arial" fo:font-size="9.2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color="#000066"/>
    </style:style>
    <style:style style:name="T8" style:family="text">
      <style:text-properties fo:color="#000066" style:font-name="monospace" fo:font-size="7.94999980926514pt" fo:font-style="normal" fo:font-weight="normal"/>
    </style:style>
    <style:style style:name="T9" style:family="text">
      <style:text-properties fo:color="#000066" style:font-name="monospace" fo:font-size="7.94999980926514pt" fo:font-style="normal" fo:font-weight="bold"/>
    </style:style>
    <style:style style:name="T10" style:family="text">
      <style:text-properties fo:color="#66cc66"/>
    </style:style>
    <style:style style:name="T11" style:family="text">
      <style:text-properties fo:color="#66cc66" style:font-name="monospace" fo:font-size="7.94999980926514pt" fo:font-style="normal" fo:font-weight="normal"/>
    </style:style>
    <style:style style:name="T12" style:family="text">
      <style:text-properties fo:color="#ff0000"/>
    </style:style>
    <style:style style:name="T13" style:family="text">
      <style:text-properties fo:color="#ff0000" style:font-name="monospace" fo:font-size="7.94999980926514pt" fo:font-style="normal" fo:font-weight="normal"/>
    </style:style>
    <style:style style:name="T14" style:family="text">
      <style:text-properties fo:color="#009900"/>
    </style:style>
    <style:style style:name="T15" style:family="text">
      <style:text-properties fo:color="#009900" style:font-name="monospace" fo:font-size="7.94999980926514pt" fo:font-style="normal" fo:font-weight="normal"/>
    </style:style>
    <style:style style:name="T16" style:family="text">
      <style:text-properties fo:color="#339933"/>
    </style:style>
    <style:style style:name="T17" style:family="text">
      <style:text-properties fo:color="#339933" style:font-name="monospace" fo:font-size="7.94999980926514pt" fo:font-style="normal" fo:font-weight="normal"/>
    </style:style>
    <style:style style:name="T18" style:family="text">
      <style:text-properties fo:color="#0000ff"/>
    </style:style>
    <style:style style:name="T19" style:family="text">
      <style:text-properties fo:color="#0000ff" style:font-name="monospace" fo:font-size="7.94999980926514pt" fo:font-style="normal" fo:font-weight="normal"/>
    </style:style>
    <style:style style:name="T20" style:family="text">
      <style:text-properties style:font-name="monospace" fo:font-size="7.94999980926514pt" fo:font-style="normal" fo:font-weight="normal"/>
    </style:style>
    <style:style style:name="T21" style:family="text">
      <style:text-properties fo:color="#003399" style:font-name="monospace" fo:font-size="7.94999980926514pt" fo:font-style="normal" fo:font-weight="normal"/>
    </style:style>
    <style:style style:name="T22" style:family="text">
      <style:text-properties fo:color="#666666" style:font-name="monospace" fo:font-size="7.94999980926514pt" fo:font-style="italic" fo:font-weight="normal"/>
    </style:style>
    <style:style style:name="T23" style:family="text">
      <style:text-properties fo:color="#006633" style:font-name="monospace" fo:font-size="7.94999980926514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4 maneras de pasar parámetros desde una página JSF a un Backing Bean.</text:h>
      <text:p text:style-name="P7"/>
      <text:p text:style-name="P5">Existen estas cuatro formas:</text:p>
      <text:list xml:id="list2116818963" text:style-name="L1">
        <text:list-item>
          <text:p text:style-name="P14">Method expression (JSF 2.0)</text:p>
        </text:list-item>
        <text:list-item>
          <text:p text:style-name="P14">f:param</text:p>
        </text:list-item>
        <text:list-item>
          <text:p text:style-name="P14">f:attribute</text:p>
        </text:list-item>
        <text:list-item>
          <text:p text:style-name="P13">f:setPropertyActionListener</text:p>
        </text:list-item>
      </text:list>
      <text:p text:style-name="P5"/>
      <text:h text:style-name="P2" text:outline-level="4">1. Method expression</text:h>
      <text:p text:style-name="P6"><text:span text:style-name="T3">Desde JSF 2.0, podemos pasar valores como parámetro dentro de una expresión </text:span><text:span text:style-name="Strong_20_Emphasis"><text:span text:style-name="T4">#{bean.method(param)}</text:span></text:span><text:span text:style-name="T3">.</text:span></text:p>
      <text:p text:style-name="P6"><text:span text:style-name="Emphasis"><text:span text:style-name="T3">Página JSF:</text:span></text:span></text:p>
      <text:p text:style-name="P3">&lt;h:commandButton <text:span text:style-name="T7">action</text:span><text:span text:style-name="T10">=</text:span><text:span text:style-name="T12">"#{user.editAction(delete)}"</text:span> <text:span text:style-name="T10">/</text:span>&gt;</text:p>
      <text:p text:style-name="P6"><text:span text:style-name="Emphasis"><text:span text:style-name="T3">Backing bean:</text:span></text:span></text:p>
      <text:p text:style-name="P4">@ManagedBean<text:span text:style-name="T14">(</text:span>name<text:span text:style-name="T16">=</text:span><text:span text:style-name="T18">"user"</text:span><text:span text:style-name="T14">)</text:span></text:p>
      <text:p text:style-name="P8">@SessionScoped</text:p>
      <text:p text:style-name="P8"><text:span text:style-name="T1">public</text:span> <text:span text:style-name="T1">class</text:span> UserBean<text:span text:style-name="T14">{</text:span></text:p>
      <text:p text:style-name="P9"> </text:p>
      <text:p text:style-name="P9"><text:s text:c="8"/><text:span text:style-name="T2">public</text:span><text:span text:style-name="T20"> </text:span><text:span text:style-name="T21">String</text:span><text:span text:style-name="T20"> editAction</text:span><text:span text:style-name="T15">(</text:span><text:span text:style-name="T21">String</text:span><text:span text:style-name="T20"> id</text:span><text:span text:style-name="T15">)</text:span><text:span text:style-name="T20"> </text:span><text:span text:style-name="T15">{</text:span></text:p>
      <text:p text:style-name="P9"><text:s text:c="10"/><text:span text:style-name="T22">//id = "delete"</text:span></text:p>
      <text:p text:style-name="P9"><text:s text:c="8"/><text:span text:style-name="T15">}</text:span></text:p>
      <text:p text:style-name="P9"> </text:p>
      <text:p text:style-name="P10">}</text:p>
      <text:p text:style-name="P11"><text:span text:style-name="Strong_20_Emphasis"><text:span text:style-name="T5"/></text:span></text:p>
      <text:h text:style-name="P2" text:outline-level="4"/>
      <text:h text:style-name="P16" text:outline-level="4"><text:bookmark text:name="aswift_1_anchor"/>2. f:param</text:h>
      <text:p text:style-name="P6"><text:span text:style-name="T3">Pasar valor del parámetro vía </text:span><text:span text:style-name="Source_20_Text"><text:span text:style-name="T3">f:param. Se obtiene a través de </text:span></text:span><text:span text:style-name="T3">request parameter en el <text:s/>backing bean.</text:span></text:p>
      <text:p text:style-name="P6"><text:span text:style-name="Emphasis"><text:span text:style-name="T3">Página JSF:</text:span></text:span></text:p>
      <text:p text:style-name="P3">&lt;h:commandButton <text:span text:style-name="T7">action</text:span><text:span text:style-name="T10">=</text:span><text:span text:style-name="T12">"#{user.editAction}"</text:span>&gt;</text:p>
      <text:p text:style-name="P9"><text:s text:c="8"/><text:span text:style-name="T15">&lt;f:param </text:span><text:span text:style-name="T8">name</text:span><text:span text:style-name="T11">=</text:span><text:span text:style-name="T13">"action"</text:span><text:span text:style-name="T15"> </text:span><text:span text:style-name="T8">value</text:span><text:span text:style-name="T11">=</text:span><text:span text:style-name="T13">"delete"</text:span><text:span text:style-name="T15"> </text:span><text:span text:style-name="T11">/</text:span><text:span text:style-name="T15">&gt;</text:span></text:p>
      <text:p text:style-name="P10">&lt;<text:span text:style-name="T10">/</text:span>h:commandButton&gt;</text:p>
      <text:p text:style-name="P6"><text:span text:style-name="Emphasis"><text:span text:style-name="T3">Backing bean:</text:span></text:span></text:p>
      <text:p text:style-name="P4">@ManagedBean<text:span text:style-name="T14">(</text:span>name<text:span text:style-name="T16">=</text:span><text:span text:style-name="T18">"user"</text:span><text:span text:style-name="T14">)</text:span></text:p>
      <text:p text:style-name="P8">@SessionScoped</text:p>
      <text:p text:style-name="P8"><text:span text:style-name="T1">public</text:span> <text:span text:style-name="T1">class</text:span> UserBean<text:span text:style-name="T14">{</text:span></text:p>
      <text:p text:style-name="P9"> </text:p>
      <text:p text:style-name="P9"><text:s text:c="8"/><text:span text:style-name="T2">public</text:span><text:span text:style-name="T20"> </text:span><text:span text:style-name="T21">String</text:span><text:span text:style-name="T20"> editAction</text:span><text:span text:style-name="T15">()</text:span><text:span text:style-name="T20"> </text:span><text:span text:style-name="T15">{</text:span></text:p>
      <text:p text:style-name="P9"> </text:p>
      <text:p text:style-name="P9"><text:s text:c="10"/><text:span text:style-name="T20">Map</text:span><text:span text:style-name="T17">&lt;</text:span><text:span text:style-name="T20">String,String</text:span><text:span text:style-name="T17">&gt;</text:span><text:span text:style-name="T20"> params </text:span><text:span text:style-name="T17">=</text:span><text:span text:style-name="T20"> </text:span></text:p>
      <text:p text:style-name="P9"><text:s text:c="16"/><text:span text:style-name="T20">FacesContext.</text:span><text:span text:style-name="T23">getExternalContext</text:span><text:span text:style-name="T15">()</text:span><text:span text:style-name="T20">.</text:span><text:span text:style-name="T23">getRequestParameterMap</text:span><text:span text:style-name="T15">()</text:span><text:span text:style-name="T17">;</text:span></text:p>
      <text:p text:style-name="P9"><text:s text:c="10"/><text:span text:style-name="T21">String</text:span><text:span text:style-name="T20"> action </text:span><text:span text:style-name="T17">=</text:span><text:span text:style-name="T20"> params.</text:span><text:span text:style-name="T23">get</text:span><text:span text:style-name="T15">(</text:span><text:span text:style-name="T19">"action"</text:span><text:span text:style-name="T15">)</text:span><text:span text:style-name="T17">;</text:span></text:p>
      <text:p text:style-name="P9"><text:s text:c="10"/><text:span text:style-name="T22">//...</text:span></text:p>
      <text:p text:style-name="P9"> </text:p>
      <text:p text:style-name="P9"><text:s text:c="8"/><text:span text:style-name="T15">}</text:span></text:p>
      <text:p text:style-name="P9"> </text:p>
      <text:p text:style-name="P10">}</text:p>
      <text:h text:style-name="P2" text:outline-level="4"/>
      <text:h text:style-name="P16" text:outline-level="4"><text:bookmark text:name="aswift_2_anchor"/>3. f:atribute</text:h>
      <text:p text:style-name="P6"><text:span text:style-name="Source_20_Text"><text:span text:style-name="T3">A través de f:atribute y obteniéndolo mediante un listener en el </text:span></text:span><text:span text:style-name="T3"><text:s/>backing bean.</text:span></text:p>
      <text:p text:style-name="P6"><text:span text:style-name="Emphasis"><text:span text:style-name="T3">JSF page…</text:span></text:span></text:p>
      <text:p text:style-name="P4"><text:span text:style-name="T14">&lt;h:commandButton </text:span><text:span text:style-name="T7">action</text:span><text:span text:style-name="T10">=</text:span><text:span text:style-name="T12">"#{user.editAction}"</text:span><text:span text:style-name="T14"> actionListener</text:span><text:span text:style-name="T10">=</text:span><text:span text:style-name="T12">"#{user.attrListener}"</text:span><text:span text:style-name="T14">&gt;</text:span> </text:p>
      <text:p text:style-name="P9"><text:s text:c="8"/><text:span text:style-name="T15">&lt;f:attribute </text:span><text:span text:style-name="T8">name</text:span><text:span text:style-name="T11">=</text:span><text:span text:style-name="T13">"action"</text:span><text:span text:style-name="T15"> </text:span><text:span text:style-name="T8">value</text:span><text:span text:style-name="T11">=</text:span><text:span text:style-name="T13">"delete"</text:span><text:span text:style-name="T15"> </text:span><text:span text:style-name="T11">/</text:span><text:span text:style-name="T15">&gt;</text:span></text:p>
      <text:p text:style-name="P10">&lt;<text:span text:style-name="T10">/</text:span>h:commandButton&gt;</text:p>
      <text:p text:style-name="P6"><text:span text:style-name="Emphasis"><text:span text:style-name="T3">Backing bean…</text:span></text:span></text:p>
      <text:p text:style-name="P4">@ManagedBean<text:span text:style-name="T14">(</text:span>name<text:span text:style-name="T16">=</text:span><text:span text:style-name="T18">"user"</text:span><text:span text:style-name="T14">)</text:span></text:p>
      <text:p text:style-name="P8">@SessionScoped</text:p>
      <text:p text:style-name="P8"><text:span text:style-name="T1">public</text:span> <text:span text:style-name="T1">class</text:span> UserBean<text:span text:style-name="T14">{</text:span></text:p>
      <text:p text:style-name="P9"> </text:p>
      <text:p text:style-name="P9"><text:s text:c="2"/><text:span text:style-name="T21">String</text:span><text:span text:style-name="T20"> action</text:span><text:span text:style-name="T17">;</text:span></text:p>
      <text:p text:style-name="P9"> </text:p>
      <text:p text:style-name="P9"><text:s text:c="2"/><text:span text:style-name="T22">//action listener event</text:span></text:p>
      <text:p text:style-name="P9"><text:s text:c="2"/><text:span text:style-name="T2">public</text:span><text:span text:style-name="T20"> </text:span><text:span text:style-name="T9">void</text:span><text:span text:style-name="T20"> attrListener</text:span><text:span text:style-name="T15">(</text:span><text:span text:style-name="T21">ActionEvent</text:span><text:span text:style-name="T20"> event</text:span><text:span text:style-name="T15">){</text:span></text:p>
      <text:p text:style-name="P9"> </text:p>
      <text:p text:style-name="P9"><text:s text:c="8"/><text:span text:style-name="T20">action </text:span><text:span text:style-name="T17">=</text:span><text:span text:style-name="T20"> </text:span><text:span text:style-name="T15">(</text:span><text:span text:style-name="T21">String</text:span><text:span text:style-name="T15">)</text:span><text:span text:style-name="T20">event.</text:span><text:span text:style-name="T23">getComponent</text:span><text:span text:style-name="T15">()</text:span><text:span text:style-name="T20">.</text:span><text:span text:style-name="T23">getAttributes</text:span><text:span text:style-name="T15">()</text:span><text:span text:style-name="T20">.</text:span><text:span text:style-name="T23">get</text:span><text:span text:style-name="T15">(</text:span><text:span text:style-name="T19">"action"</text:span><text:span text:style-name="T15">)</text:span><text:span text:style-name="T17">;</text:span></text:p>
      <text:p text:style-name="P9"> </text:p>
      <text:p text:style-name="P9"><text:s text:c="2"/><text:span text:style-name="T15">}</text:span></text:p>
      <text:p text:style-name="P9"> </text:p>
      <text:p text:style-name="P9"><text:s text:c="2"/><text:span text:style-name="T2">public</text:span><text:span text:style-name="T20"> </text:span><text:span text:style-name="T21">String</text:span><text:span text:style-name="T20"> editAction</text:span><text:span text:style-name="T15">()</text:span><text:span text:style-name="T20"> </text:span><text:span text:style-name="T15">{</text:span></text:p>
      <text:p text:style-name="P9"><text:s text:c="8"/><text:span text:style-name="T22">//...</text:span></text:p>
      <text:p text:style-name="P9"><text:s text:c="2"/><text:span text:style-name="T15">}</text:span><text:span text:style-name="T20"> <text:s text:c="4"/></text:span></text:p>
      <text:p text:style-name="P9"> </text:p>
      <text:p text:style-name="P10">}</text:p>
      <text:p text:style-name="P6"><text:span text:style-name="T3">See a full </text:span><text:a xlink:type="simple" xlink:href="http://www.mkyong.com/jsf2/jsf-2-attribute-example/" office:target-frame-name="_blank" xlink:show="new"><text:span text:style-name="T6">f:attribute example</text:span></text:a><text:span text:style-name="T3"> here.</text:span></text:p>
      <text:h text:style-name="P2" text:outline-level="4"/>
      <text:h text:style-name="P16" text:outline-level="4">4. f:setPropertyActionListener</text:h>
      <text:p text:style-name="P6"><text:span text:style-name="Source_20_Text"><text:span text:style-name="T3">A <text:s/>través de f:setPropertyActionListener, se establece directamente dentro de la propiedad del backing bean.</text:span></text:span></text:p>
      <text:p text:style-name="P6"><text:span text:style-name="Emphasis"><text:span text:style-name="T3">JSF page…</text:span></text:span></text:p>
      <text:p text:style-name="P3">&lt;h:commandButton <text:span text:style-name="T7">action</text:span><text:span text:style-name="T10">=</text:span><text:span text:style-name="T12">"#{user.editAction}"</text:span> &gt;</text:p>
      <text:p text:style-name="P9"><text:s text:c="4"/><text:span text:style-name="T15">&lt;f:setPropertyActionListener </text:span><text:span text:style-name="T8">target</text:span><text:span text:style-name="T11">=</text:span><text:span text:style-name="T13">"#{user.action}"</text:span><text:span text:style-name="T15"> </text:span><text:span text:style-name="T8">value</text:span><text:span text:style-name="T11">=</text:span><text:span text:style-name="T13">"delete"</text:span><text:span text:style-name="T15"> </text:span><text:span text:style-name="T11">/</text:span><text:span text:style-name="T15">&gt;</text:span></text:p>
      <text:p text:style-name="P10">&lt;<text:span text:style-name="T10">/</text:span>h:commandButton&gt;</text:p>
      <text:p text:style-name="P6"><text:span text:style-name="Emphasis"><text:span text:style-name="T3">Backing bean…</text:span></text:span></text:p>
      <text:p text:style-name="P4">@ManagedBean<text:span text:style-name="T14">(</text:span>name<text:span text:style-name="T16">=</text:span><text:span text:style-name="T18">"user"</text:span><text:span text:style-name="T14">)</text:span></text:p>
      <text:p text:style-name="P8">@SessionScoped</text:p>
      <text:p text:style-name="P8"><text:span text:style-name="T1">public</text:span> <text:span text:style-name="T1">class</text:span> UserBean<text:span text:style-name="T14">{</text:span></text:p>
      <text:p text:style-name="P9"> </text:p>
      <text:p text:style-name="P9"><text:s text:c="8"/><text:span text:style-name="T2">public</text:span><text:span text:style-name="T20"> </text:span><text:span text:style-name="T21">String</text:span><text:span text:style-name="T20"> action</text:span><text:span text:style-name="T17">;</text:span></text:p>
      <text:p text:style-name="P9"> </text:p>
      <text:p text:style-name="P9"><text:s text:c="8"/><text:span text:style-name="T2">public</text:span><text:span text:style-name="T20"> </text:span><text:span text:style-name="T9">void</text:span><text:span text:style-name="T20"> setAction</text:span><text:span text:style-name="T15">(</text:span><text:span text:style-name="T21">String</text:span><text:span text:style-name="T20"> action</text:span><text:span text:style-name="T15">)</text:span><text:span text:style-name="T20"> </text:span><text:span text:style-name="T15">{</text:span></text:p>
      <text:p text:style-name="P9"><text:s text:c="16"/><text:span text:style-name="T2">this</text:span><text:span text:style-name="T20">.</text:span><text:span text:style-name="T23">action</text:span><text:span text:style-name="T20"> </text:span><text:span text:style-name="T17">=</text:span><text:span text:style-name="T20"> action</text:span><text:span text:style-name="T17">;</text:span></text:p>
      <text:p text:style-name="P9"><text:s text:c="8"/><text:span text:style-name="T15">}</text:span></text:p>
      <text:p text:style-name="P9"> </text:p>
      <text:p text:style-name="P9"><text:s text:c="8"/><text:span text:style-name="T2">public</text:span><text:span text:style-name="T20"> </text:span><text:span text:style-name="T21">String</text:span><text:span text:style-name="T20"> editAction</text:span><text:span text:style-name="T15">()</text:span><text:span text:style-name="T20"> </text:span><text:span text:style-name="T15">{</text:span></text:p>
      <text:p text:style-name="P9"><text:s text:c="11"/><text:span text:style-name="T22">//now action property contains "delete"</text:span></text:p>
      <text:p text:style-name="P9"><text:s text:c="8"/><text:span text:style-name="T15">}</text:span><text:span text:style-name="T20"> <text:s text:c="6"/></text:span></text:p>
      <text:p text:style-name="P9"> </text:p>
      <text:p text:style-name="P10">}</text:p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S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rael Alcázar</meta:initial-creator>
    <meta:creation-date>2012-05-12T01:00:17</meta:creation-date>
    <dc:date>2012-05-18T17:25:06</dc:date>
    <dc:creator>Israel Alcázar</dc:creator>
    <meta:editing-duration>PT7M43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4" meta:paragraph-count="89" meta:word-count="230" meta:character-count="2224"/>
  </office:meta>
</office:document-meta>
</file>